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Πίνακας1" style:family="table">
      <style:table-properties style:width="16.722cm" fo:margin-left="-0.808cm" fo:margin-top="0cm" fo:margin-bottom="0cm" table:align="left" style:writing-mode="lr-tb"/>
    </style:style>
    <style:style style:name="Πίνακας1.A" style:family="table-column">
      <style:table-column-properties style:column-width="2.752cm"/>
    </style:style>
    <style:style style:name="Πίνακας1.B" style:family="table-column">
      <style:table-column-properties style:column-width="8.176cm"/>
    </style:style>
    <style:style style:name="Πίνακας1.C" style:family="table-column">
      <style:table-column-properties style:column-width="1.931cm"/>
    </style:style>
    <style:style style:name="Πίνακας1.1" style:family="table-row">
      <style:table-row-properties style:min-row-height="0.556cm" fo:keep-together="auto"/>
    </style:style>
    <style:style style:name="Πίνακας1.A1" style:family="table-cell">
      <style:table-cell-properties style:vertical-align="middle" fo:background-color="#f9cb9c" fo:padding="0.071cm" fo:border="0.75pt solid #000000">
        <style:background-image/>
      </style:table-cell-properties>
    </style:style>
    <style:style style:name="Πίνακας1.B1" style:family="table-cell">
      <style:table-cell-properties style:vertical-align="bottom" fo:background-color="#f9cb9c" fo:padding="0.071cm" fo:border-left="0.75pt solid #cccccc" fo:border-right="0.75pt solid #000000" fo:border-top="0.75pt solid #000000" fo:border-bottom="0.75pt solid #000000">
        <style:background-image/>
      </style:table-cell-properties>
    </style:style>
    <style:style style:name="Πίνακας1.C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Πίνακας1.D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Πίνακας1.E1" style:family="table-cell">
      <style:table-cell-properties style:vertical-align="bottom" fo:padding="0.071cm" fo:border-left="0.75pt solid #cccccc" fo:border-right="0.75pt solid #000000" fo:border-top="0.75pt solid #000000" fo:border-bottom="0.75pt solid #000000"/>
    </style:style>
    <style:style style:name="Πίνακας1.2" style:family="table-row">
      <style:table-row-properties style:min-row-height="0.926cm" fo:keep-together="auto"/>
    </style:style>
    <style:style style:name="Πίνακας1.A2" style:family="table-cell">
      <style:table-cell-properties style:vertical-align="middle" fo:background-color="#fff2cc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2" style:family="table-cell">
      <style:table-cell-properties style:vertical-align="bottom" fo:background-color="#fff2cc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C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Πίνακας1.D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Πίνακας1.E2" style:family="table-cell">
      <style:table-cell-properties style:vertical-align="bottom" fo:padding="0.071cm" fo:border-left="0.75pt solid #cccccc" fo:border-right="0.75pt solid #000000" fo:border-top="0.75pt solid #cccccc" fo:border-bottom="0.75pt solid #000000"/>
    </style:style>
    <style:style style:name="Πίνακας1.A3" style:family="table-cell">
      <style:table-cell-properties style:vertical-align="" fo:background-color="transparent" fo:padding="0.176cm" fo:border-left="none" fo:border-right="0.75pt solid #000000" fo:border-top="none" fo:border-bottom="0.75pt solid #000000">
        <style:background-image/>
      </style:table-cell-properties>
    </style:style>
    <style:style style:name="Πίνακας1.C3" style:family="table-cell">
      <style:table-cell-properties style:vertical-align="bottom" fo:background-color="transparent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4" style:family="table-cell">
      <style:table-cell-properties style:vertical-align="middle" fo:background-color="#d9ead3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4" style:family="table-cell">
      <style:table-cell-properties style:vertical-align="bottom" fo:background-color="#d9ead3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7" style:family="table-cell">
      <style:table-cell-properties style:vertical-align="middle" fo:background-color="#a4c2f4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7" style:family="table-cell">
      <style:table-cell-properties style:vertical-align="bottom" fo:background-color="#a4c2f4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10" style:family="table-cell">
      <style:table-cell-properties style:vertical-align="middle" fo:background-color="#d9d2e9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10" style:family="table-cell">
      <style:table-cell-properties style:vertical-align="bottom" fo:background-color="#d9d2e9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13" style:family="table-cell">
      <style:table-cell-properties style:vertical-align="middle" fo:background-color="#d0e0e3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13" style:family="table-cell">
      <style:table-cell-properties style:vertical-align="bottom" fo:background-color="#d0e0e3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15" style:family="table-row">
      <style:table-row-properties style:min-row-height="0.979cm" fo:keep-together="auto"/>
    </style:style>
    <style:style style:name="Πίνακας1.A15" style:family="table-cell">
      <style:table-cell-properties style:vertical-align="middle" fo:background-color="#ead1dc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15" style:family="table-cell">
      <style:table-cell-properties style:vertical-align="bottom" fo:background-color="#ead1dc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17" style:family="table-cell">
      <style:table-cell-properties style:vertical-align="middle" fo:background-color="#93c47d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17" style:family="table-cell">
      <style:table-cell-properties style:vertical-align="bottom" fo:background-color="#93c47d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Πίνακας1.A19" style:family="table-cell">
      <style:table-cell-properties style:vertical-align="middle" fo:background-color="#ffd966" fo:padding="0.071cm" fo:border-left="0.75pt solid #000000" fo:border-right="0.75pt solid #000000" fo:border-top="0.75pt solid #cccccc" fo:border-bottom="0.75pt solid #000000">
        <style:background-image/>
      </style:table-cell-properties>
    </style:style>
    <style:style style:name="Πίνακας1.B19" style:family="table-cell">
      <style:table-cell-properties style:vertical-align="bottom" fo:background-color="#ffd966" fo:padding="0.071cm" fo:border-left="0.75pt solid #cccccc" fo:border-right="0.75pt solid #000000" fo:border-top="0.75pt solid #cccccc" fo:border-bottom="0.75pt solid #000000">
        <style:background-image/>
      </style:table-cell-properties>
    </style:style>
    <style:style style:name="P1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fo:font-size="10pt" style:font-size-asian="10pt" style:font-size-complex="10pt"/>
    </style:style>
    <style:style style:name="P2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fo:font-size="10pt" fo:language="el" fo:country="GR" officeooo:rsid="000784bf" officeooo:paragraph-rsid="000784bf" style:font-size-asian="10pt" style:font-size-complex="10pt"/>
    </style:style>
    <style:style style:name="P3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4" style:family="paragraph" style:parent-style-name="normal" style:master-page-name="Standard">
      <style:paragraph-properties style:page-number="1"/>
    </style:style>
    <style:style style:name="P5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6" style:family="paragraph" style:parent-style-name="normal">
      <style:paragraph-properties fo:margin-top="0cm" fo:margin-bottom="0cm" style:contextual-spacing="false" fo:line-height="115%" fo:text-align="start" style:justify-single-word="false" fo:orphans="0" fo:widows="0"/>
      <style:text-properties fo:font-size="10pt" fo:language="el" fo:country="GR" officeooo:rsid="000784bf" officeooo:paragraph-rsid="000795fd" style:font-size-asian="10pt" style:font-size-complex="10pt"/>
    </style:style>
    <style:style style:name="T1" style:family="text">
      <style:text-properties fo:language="el" fo:country="GR" officeooo:rsid="000784bf"/>
    </style:style>
    <style:style style:name="T2" style:family="text">
      <style:text-properties fo:language="en" fo:country="US" officeooo:rsid="00078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 table:number-columns-repeated="3"/>
        <table:table-row table:style-name="Πίνακας1.1">
          <table:table-cell table:style-name="Πίνακας1.A1" office:value-type="string">
            <text:p text:style-name="P1"/>
          </table:table-cell>
          <table:table-cell table:style-name="Πίνακας1.B1" office:value-type="string">
            <text:p text:style-name="P1">γενικα σχόλια</text:p>
          </table:table-cell>
          <table:table-cell table:style-name="Πίνακας1.C1" office:value-type="string">
            <text:p text:style-name="P1">NAI</text:p>
          </table:table-cell>
          <table:table-cell table:style-name="Πίνακας1.D1" office:value-type="string">
            <text:p text:style-name="P1">ΜΕΡΙΚΩΣ</text:p>
          </table:table-cell>
          <table:table-cell table:style-name="Πίνακας1.E1" office:value-type="string">
            <text:p text:style-name="P1">ΟΧΙ</text:p>
          </table:table-cell>
        </table:table-row>
        <table:table-row table:style-name="Πίνακας1.2">
          <table:table-cell table:style-name="Πίνακας1.A2" table:number-rows-spanned="2" office:value-type="string">
            <text:p text:style-name="P1">shell</text:p>
          </table:table-cell>
          <table:table-cell table:style-name="Πίνακας1.B2" office:value-type="string">
            <text:p text:style-name="P1">Βασική λειτουργία κελύφους εισαγωγής και κλήσης απλών εντολών πχ ls</text:p>
          </table:table-cell>
          <table:table-cell table:style-name="Πίνακας1.C2" office:value-type="string">
            <text:p text:style-name="P2">Ναι</text:p>
          </table:table-cell>
          <table:table-cell table:style-name="Πίνακας1.D2" office:value-type="string">
            <text:p text:style-name="P1"/>
          </table:table-cell>
          <table:table-cell table:style-name="Πίνακας1.E2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2" office:value-type="string">
            <text:p text:style-name="P1">επιστροφή και εκτύπωση αποτελεσμάτων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4" table:number-rows-spanned="3" office:value-type="string">
            <text:p text:style-name="P1">redirections</text:p>
          </table:table-cell>
          <table:table-cell table:style-name="Πίνακας1.B4" office:value-type="string">
            <text:p text:style-name="P3">μονή ανακατευθυνση &gt; ή &lt; (5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4" office:value-type="string">
            <text:p text:style-name="P3">διπλή ανακατεύθυνση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4" office:value-type="string">
            <text:p text:style-name="P1">ανακατεύθυνση προσθήκης &gt;&gt;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7" table:number-rows-spanned="3" office:value-type="string">
            <text:p text:style-name="P3">pipes</text:p>
          </table:table-cell>
          <table:table-cell table:style-name="Πίνακας1.B7" office:value-type="string">
            <text:p text:style-name="P1">απλό pipe cat file |grep "nikos" (5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7" office:value-type="string">
            <text:p text:style-name="P1">Συνδυασμός με ανακατεύθυνση cat file |grep "nikos" &gt;file2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7" office:value-type="string">
            <text:p text:style-name="P1">“<text:span text:style-name="T1">Πολλαπλό </text:span><text:span text:style-name="T2">pipe”</text:span>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0" table:number-rows-spanned="3" office:value-type="string">
            <text:p text:style-name="P3">background execution</text:p>
          </table:table-cell>
          <table:table-cell table:style-name="Πίνακας1.B10" office:value-type="string">
            <text:p text:style-name="P1">εκτέλεση εντολών στο background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10" office:value-type="string">
            <text:p text:style-name="P1">Εκτελεση πολλων εντολών σε μία γραμμή sort file1 &amp;; ls &amp;;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10" office:value-type="string">
            <text:p text:style-name="P1">Επιστροφή ολοκλήρωσης πισω στο shell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3" office:value-type="string">
            <text:p text:style-name="P3">wild chars</text:p>
          </table:table-cell>
          <table:table-cell table:style-name="Πίνακας1.B13" office:value-type="string">
            <text:p text:style-name="P1">υποστηριξη * (για τρέχοντα κατάλογο μονο 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3" office:value-type="string">
            <text:p text:style-name="P1"/>
          </table:table-cell>
          <table:table-cell table:style-name="Πίνακας1.B13" office:value-type="string">
            <text:p text:style-name="P1">υποστήριξη ? (για τρέχοντα κατάλογο μονο 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5">
          <table:table-cell table:style-name="Πίνακας1.A15" table:number-rows-spanned="2" office:value-type="string">
            <text:p text:style-name="P1">aliases</text:p>
          </table:table-cell>
          <table:table-cell table:style-name="Πίνακας1.B15" office:value-type="string">
            <text:p text:style-name="P3">create και χρήση alias θα πρέπει να το φτιαξουν εξ αρχής την δομή και πριν την εκτέλεση κάθε εντολής θα πρέπει να ελέγχουν τη δομή αυτή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15" office:value-type="string">
            <text:p text:style-name="P3">destroy (διαγραφή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7" office:value-type="string">
            <text:p text:style-name="P1">history</text:p>
          </table:table-cell>
          <table:table-cell table:style-name="Πίνακας1.B17" office:value-type="string">
            <text:p text:style-name="P3">myHistroy save and print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7" office:value-type="string">
            <text:p text:style-name="P1"/>
          </table:table-cell>
          <table:table-cell table:style-name="Πίνακας1.B17" office:value-type="string">
            <text:p text:style-name="P3">κληση εντολής χωρίς επαναπληκτρολόγηση</text:p>
            <text:p text:style-name="P3">( myhistory 5 )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table-cell table:style-name="Πίνακας1.A19" table:number-rows-spanned="4" office:value-type="string">
            <text:p text:style-name="P1">signals</text:p>
          </table:table-cell>
          <table:table-cell table:style-name="Πίνακας1.B19" office:value-type="string">
            <text:p text:style-name="P3">control-C α) σκοτώνει την εσωτερική διεργασία</text:p>
          </table:table-cell>
          <table:table-cell table:style-name="Πίνακας1.C3" office:value-type="string">
            <text:p text:style-name="P2"/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19" office:value-type="string">
            <text:p text:style-name="P3">control-C β) δεν επηρεάζει το κέλυφος</text:p>
          </table:table-cell>
          <table:table-cell table:style-name="Πίνακας1.C3" office:value-type="string">
            <text:p text:style-name="P2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1"/>
          </table:table-cell>
        </table:table-row>
        <table:table-row table:style-name="Πίνακας1.1">
          <table:covered-table-cell table:style-name="Πίνακας1.A3"/>
          <table:table-cell table:style-name="Πίνακας1.B19" office:value-type="string">
            <text:p text:style-name="P3">control-Ζ α) σκοτώνει την εσωτερική διεργασία</text:p>
          </table:table-cell>
          <table:table-cell table:style-name="Πίνακας1.C3" office:value-type="string">
            <text:p text:style-name="P2"/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6">Ναι</text:p>
          </table:table-cell>
        </table:table-row>
        <table:table-row table:style-name="Πίνακας1.1">
          <table:covered-table-cell table:style-name="Πίνακας1.A3"/>
          <table:table-cell table:style-name="Πίνακας1.B19" office:value-type="string">
            <text:p text:style-name="P3">control-Ζ β) δεν επηρεάζει το κέλυφος</text:p>
          </table:table-cell>
          <table:table-cell table:style-name="Πίνακας1.C3" office:value-type="string">
            <text:p text:style-name="P6">Ναι</text:p>
          </table:table-cell>
          <table:table-cell table:style-name="Πίνακας1.C3" office:value-type="string">
            <text:p text:style-name="P1"/>
          </table:table-cell>
          <table:table-cell table:style-name="Πίνακας1.C3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.353cm" style:contextual-spacing="false" fo:line-height="150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434343" loext:opacity="100%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16:20:58.841000000</dc:date>
    <meta:editing-duration>PT5M34S</meta:editing-duration>
    <meta:editing-cycles>2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55" meta:word-count="176" meta:character-count="1049" meta:non-whitespace-character-count="928"/>
  </office:meta>
</office:document-meta>
</file>